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n und Leitfragen</text:p>
      <text:p text:style-name="Standard"/>
      <text:p text:style-name="Standard">2.1 Basisaufgaben</text:p>
      <text:p text:style-name="Standard">a) Mit Modell vertraut machen; Wie realistisch, was wird korrekt abgebildet, was nicht?</text:p>
      <text:list xml:id="list5806579450123364036" text:style-name="L1">
        <text:list-item>
          <text:p text:style-name="P1"><text:a xlink:type="simple" xlink:href="https://en.wikipedia.org/wiki/Compartmental_models_in_epidemiology" text:style-name="Internet_20_link" text:visited-style-name="Visited_20_Internet_20_Link">https://en.wikipedia.org/wiki/Compartmental_models_in_epidemiology</text:a></text:p>
        </text:list-item>
        <text:list-item>
          <text:p text:style-name="P1">Realistisch:</text:p>
          <text:list>
            <text:list-item>
              <text:p text:style-name="P1">Ausbreitung über Transportwege</text:p>
            </text:list-item>
            <text:list-item>
              <text:p text:style-name="P1">Ansteckungsrate</text:p>
            </text:list-item>
            <text:list-item>
              <text:p text:style-name="P1">Immunität</text:p>
            </text:list-item>
            <text:list-item>
              <text:p text:style-name="P1">…</text:p>
            </text:list-item>
          </text:list>
        </text:list-item>
        <text:list-item>
          <text:p text:style-name="P1">Nicht Realistisch:</text:p>
          <text:list>
            <text:list-item>
              <text:p text:style-name="P1">Krankheit nicht tödlich</text:p>
            </text:list-item>
            <text:list-item>
              <text:p text:style-name="P1">Nicht für alle Krankheiten akkurat: z.B. Immunität von Neugeborenen</text:p>
            </text:list-item>
            <text:list-item>
              <text:p text:style-name="P1">Nur Europa</text:p>
            </text:list-item>
            <text:list-item>
              <text:p text:style-name="P1">Kein Schiffsverkehr</text:p>
            </text:list-item>
            <text:list-item>
              <text:p text:style-name="P1">…</text:p>
            </text:list-item>
          </text:list>
        </text:list-item>
      </text:list>
      <text:p text:style-name="Standard"/>
      <text:p text:style-name="Standard">b) Netzwerk und SIR Modell; Todo</text:p>
      <text:list xml:id="list9127678907308652591" text:style-name="L2">
        <text:list-item>
          <text:p text:style-name="P2">Routine zum Einlesen und Filtern der Städte</text:p>
          <text:list>
            <text:list-item>
              <text:p text:style-name="P2">noch nicht erledigt</text:p>
            </text:list-item>
          </text:list>
        </text:list-item>
        <text:list-item>
          <text:p text:style-name="P2">Module zur Berechnung der Populationsänderungen</text:p>
          <text:list>
            <text:list-item>
              <text:p text:style-name="P2">Euler</text:p>
              <text:list>
                <text:list-item>
                  <text:p text:style-name="P2">noch nichter erledigt</text:p>
                </text:list-item>
              </text:list>
            </text:list-item>
            <text:list-item>
              <text:p text:style-name="P2">Runge-Kutta</text:p>
              <text:list>
                <text:list-item>
                  <text:p text:style-name="P2">noch nicht erledigt</text:p>
                </text:list-item>
              </text:list>
            </text:list-item>
            <text:list-item>
              <text:p text:style-name="P2">ode/odeint</text:p>
              <text:list>
                <text:list-item>
                  <text:p text:style-name="P2">noch nicht erledigt</text:p>
                </text:list-item>
              </text:list>
            </text:list-item>
            <text:list-item>
              <text:p text:style-name="P2">Module sollten vermutlich alle Städte auf einmal berechnen; ist effizienter als das Modul 200mal aufzurufen</text:p>
            </text:list-item>
          </text:list>
        </text:list-item>
        <text:list-item>
          <text:p text:style-name="P2">Zusammensetzen</text:p>
          <text:list>
            <text:list-item>
              <text:p text:style-name="P2">Reihenfolge: Landverkehr → Luftverkehr → SIR</text:p>
            </text:list-item>
            <text:list-item>
              <text:p text:style-name="P2">noch nicht erledigt</text:p>
            </text:list-item>
          </text:list>
        </text:list-item>
      </text:list>
      <text:p text:style-name="Standard"/>
      <text:p text:style-name="Standard">c) Graphische Darstellung</text:p>
      <text:list xml:id="list1759235158793271079" text:style-name="L3">
        <text:list-item>
          <text:p text:style-name="P3">Matplotlib: <text:a xlink:type="simple" xlink:href="http://matplotlib.org/basemap/" text:style-name="Internet_20_link" text:visited-style-name="Visited_20_Internet_20_Link">http://matplotlib.org/basemap/</text:a></text:p>
        </text:list-item>
        <text:list-item>
          <text:p text:style-name="P3">noch nicht erledigt</text:p>
        </text:list-item>
      </text:list>
      <text:p text:style-name="Standard"/>
      <text:p text:style-name="Standard">d) Test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5T14:30:10.57</meta:creation-date>
    <dc:date>2016-07-05T14:59:29.92</dc:date>
    <meta:editing-duration>PT27M1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33" meta:word-count="140" meta:character-count="930"/>
  </office:meta>
</office:document-meta>
</file>